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ce2" officeooo:paragraph-rsid="001ba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1:14:47.636757557</meta:creation-date>
    <dc:date>2018-04-17T11:15:06.141839548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